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paragraph-rsid="0d1be4a7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28fb61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Standard">
      <style:text-properties officeooo:rsid="0dde9a1c" officeooo:paragraph-rsid="1000e45b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ad3525"/>
    </style:style>
    <style:style style:name="P62" style:family="paragraph" style:parent-style-name="Standard">
      <style:text-properties officeooo:paragraph-rsid="0f4d875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5f1cf7"/>
    </style:style>
    <style:style style:name="P65" style:family="paragraph" style:parent-style-name="Standard">
      <style:paragraph-properties fo:text-align="center" style:justify-single-word="false"/>
      <style:text-properties officeooo:paragraph-rsid="0eb4913f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Standard">
      <style:text-properties officeooo:paragraph-rsid="0ea9445c"/>
    </style:style>
    <style:style style:name="P74" style:family="paragraph" style:parent-style-name="Standard">
      <style:text-properties officeooo:paragraph-rsid="0f4eeba0"/>
    </style:style>
    <style:style style:name="P75" style:family="paragraph" style:parent-style-name="Footnote">
      <style:text-properties officeooo:paragraph-rsid="0f92b562"/>
    </style:style>
    <style:style style:name="P76" style:family="paragraph" style:parent-style-name="Standard">
      <style:text-properties officeooo:paragraph-rsid="0f9ce6c3"/>
    </style:style>
    <style:style style:name="P77" style:family="paragraph" style:parent-style-name="Standard">
      <style:text-properties officeooo:paragraph-rsid="0f9ee08e"/>
    </style:style>
    <style:style style:name="P78" style:family="paragraph" style:parent-style-name="Footnote">
      <style:text-properties officeooo:paragraph-rsid="0fb53187"/>
    </style:style>
    <style:style style:name="P79" style:family="paragraph" style:parent-style-name="Standard">
      <style:text-properties officeooo:paragraph-rsid="0fbe4db4"/>
    </style:style>
    <style:style style:name="P80" style:family="paragraph" style:parent-style-name="Footnote">
      <style:text-properties officeooo:paragraph-rsid="0fcdd945"/>
    </style:style>
    <style:style style:name="P8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89" style:family="paragraph" style:parent-style-name="Footnote">
      <style:text-properties officeooo:paragraph-rsid="0fda15e0"/>
    </style:style>
    <style:style style:name="P90" style:family="paragraph" style:parent-style-name="Standard">
      <style:text-properties officeooo:paragraph-rsid="0fe106d1"/>
    </style:style>
    <style:style style:name="P91" style:family="paragraph" style:parent-style-name="Footnote">
      <style:text-properties officeooo:paragraph-rsid="0ff81e33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break-before="page"/>
      <style:text-properties officeooo:paragraph-rsid="0b0ddd8e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c15b8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use-window-font-color="true" loext:opacity="0%" style:font-name="Liberation Sans" officeooo:rsid="047da547"/>
    </style:style>
    <style:style style:name="T26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3" style:family="text">
      <style:text-properties style:use-window-font-color="true" loext:opacity="0%" style:font-name="Liberation Sans" fo:font-size="12pt" style:font-size-asian="12pt" style:font-size-complex="12pt"/>
    </style:style>
    <style:style style:name="T294" style:family="text">
      <style:text-properties style:use-window-font-color="true" loext:opacity="0%" style:font-name="Liberation Sans" officeooo:rsid="0efd8e5c"/>
    </style:style>
    <style:style style:name="T29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7" style:family="text">
      <style:text-properties officeooo:rsid="04473353"/>
    </style:style>
    <style:style style:name="T29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0" style:family="text">
      <style:text-properties officeooo:rsid="0aace3cd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8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1" style:family="text">
      <style:text-properties officeooo:rsid="0f0ca65a"/>
    </style:style>
    <style:style style:name="T322" style:family="text">
      <style:text-properties officeooo:rsid="0f8f58bd"/>
    </style:style>
    <style:style style:name="T323" style:family="text">
      <style:text-properties officeooo:rsid="0f95a7a0"/>
    </style:style>
    <style:style style:name="T324" style:family="text">
      <style:text-properties style:text-underline-style="none"/>
    </style:style>
    <style:style style:name="T325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1"><text:span text:style-name="T301">LTS staat voor Long-Term Support, </text:span><text:span text:style-name="T302">langetermijnondersteuning, </text:span><text:span text:style-name="T301">en deze </text:span><text:span text:style-name="Strong_20_Emphasis"><text:span text:style-name="T309"><text:user-field-get text:name="Distro">Ubuntu</text:user-field-get></text:span></text:span><text:span text:style-name="T303"><text:s/></text:span><text:span text:style-name="T310"><text:user-field-get text:name="Version">22.04</text:user-field-get></text:span><text:span text:style-name="T310"><text:s/></text:span><text:span text:style-name="T311">LTS</text:span><text:span text:style-name="T310"> </text:span><text:span text:style-name="Strong_20_Emphasis"><text:span text:style-name="T312"><text:user-field-get text:name="Edition">Desktop</text:user-field-get></text:span></text:span><text:span text:style-name="T301"><text:s/>(codenaam jammy) van april</text:span><text:span text:style-name="T304"> </text:span><text:span text:style-name="Strong_20_Emphasis"><text:span text:style-name="T313"><text:user-field-get style:data-style-name="N0" text:name="Releaseyear">2022</text:user-field-get></text:span></text:span><text:span text:style-name="T305"><text:s/></text:span><text:span text:style-name="T301">wordt gedurende 5 jaar ondersteund tot april 2027, en met een </text:span><text:span text:style-name="T308">gratis persoonlijk </text:span><text:span text:style-name="T301">Ubuntu </text:span><text:span text:style-name="T306">P</text:span><text:span text:style-name="T301">ro-abonnement gedurende 1</text:span><text:span text:style-name="T307">0</text:span><text:span text:style-name="T301"> jaar tot april 203</text:span><text:span text:style-name="T307">2</text:span><text:span text:style-name="T301">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2"/>
      <text:p text:style-name="P12">Dit is een invulbare PDF, afdrukken is niet noodzakelijk.</text:p>
      <text:p text:style-name="P94"/>
      <text:p text:style-name="P9"><text:span text:style-name="T21">Vul </text:span><text:span text:style-name="T20">achter</text:span><text:span text:style-name="T17"> de </text:span><text:span text:style-name="Definition"><text:span text:style-name="T321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0">zie </text:span><text:span text:style-name="T294">[</text:span><text:span text:style-name="T260">toelichting</text:span><text:span text:style-name="T294">]</text:span><text:span text:style-name="T18">:</text:span></text:p>
      <text:p text:style-name="P3"><text:span text:style-name="Definition"><text:span text:style-name="T25">GEBRUIKER</text:span></text:span><text:span text:style-name="T268"><text:tab/><text:tab/></text:span><text:span text:style-name="T293"> <text:tab/><text:tab/></text:span><text:span text:style-name="T269"><draw:control text:anchor-type="as-char" svg:y="-0.4cm" draw:z-index="19" draw:name="Gebruiker 2" draw:style-name="gr2" draw:text-style-name="P100" svg:width="6.4cm" svg:height="0.6cm" draw:control="control18"><svg:title>Gebruiker</svg:title><svg:desc>Volledige naam, bijv. Jan Stek</svg:desc></draw:control></text:span><text:span text:style-name="T269"><text:tab/> <text:s text:c="2"/></text:span><text:span text:style-name="T270">[</text:span><text:span text:style-name="T271">V</text:span><text:span text:style-name="T263">olledige naam, bijv. </text:span><text:span text:style-name="T264">J</text:span><text:span text:style-name="T291">a</text:span><text:span text:style-name="T264">n </text:span><text:span text:style-name="T291">Jansen</text:span><text:span text:style-name="T292">]</text:span></text:p>
      <text:p text:style-name="P90"><text:span text:style-name="Definition"><text:span text:style-name="T262">g</text:span></text:span><text:span text:style-name="Definition">ebruikersnaam</text:span><text:span text:style-name="Definition"><text:span text:style-name="T324"><text:tab/></text:span></text:span><text:span text:style-name="T261"><draw:control text:anchor-type="as-char" svg:y="-0.4cm" draw:z-index="20" draw:name="Gberuikersnaam 3" draw:style-name="gr2" draw:text-style-name="P100" svg:width="6.4cm" svg:height="0.6cm" draw:control="control19"><svg:title>Gebruikersnaam</svg:title><svg:desc>Korte naam, bijv. jan</svg:desc></draw:control></text:span><text:span text:style-name="T261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2"><text:tab/><text:tab/></text:span><draw:control text:anchor-type="as-char" svg:y="-0.4cm" draw:z-index="21" draw:name="Computernaam 1" draw:style-name="gr2" draw:text-style-name="P100" svg:width="6.4cm" svg:height="0.6cm" draw:control="control20"><svg:title>Computernaam</svg:title><svg:desc>Unieke naam van de computer</svg:desc></draw:control><text:tab/> <text:s text:c="2"/><text:span text:style-name="T277">[</text:span><text:span text:style-name="T278">N</text:span><text:span text:style-name="T273">aam van de compute</text:span><text:span text:style-name="T274">r, </text:span><text:span text:style-name="T275">bijv. </text:span><text:span text:style-name="T276">pc02</text:span><text:span text:style-name="T277">]</text:span></text:p>
      <text:p text:style-name="P3"><text:span text:style-name="Definition"><text:span text:style-name="T280">GEBRUIKER</text:span></text:span><text:span text:style-name="Definition"><text:span text:style-name="T285"><text:tab/></text:span></text:span><text:span text:style-name="T279"><text:tab/></text:span><text:span text:style-name="T293"> <text:tab/><text:tab/></text:span><text:span text:style-name="T269"><draw:control text:anchor-type="as-char" svg:y="-0.4cm" draw:z-index="22" draw:name="Gebruiker 3" draw:style-name="gr2" draw:text-style-name="P100" svg:width="6.4cm" svg:height="0.6cm" draw:control="control21"><svg:title>Gebruiker</svg:title><svg:desc>Volledige naam, bijv. Jan Stek</svg:desc></draw:control></text:span><text:span text:style-name="T269"><text:tab/> <text:s text:c="2"/></text:span><text:span text:style-name="T270">[</text:span><text:span text:style-name="T271">V</text:span><text:span text:style-name="T263">olledige naam </text:span><text:span text:style-name="T267">evt. 2</text:span><text:span text:style-name="T295">e</text:span><text:span text:style-name="T265"> gebruiker</text:span><text:span text:style-name="T266">]</text:span></text:p>
      <text:p text:style-name="P90"><text:span text:style-name="Definition"><text:span text:style-name="T280">GEBRUIKERSN</text:span></text:span><text:span text:style-name="Definition"><text:span text:style-name="T281">aa</text:span></text:span><text:span text:style-name="Definition"><text:span text:style-name="T280">M</text:span></text:span><text:span text:style-name="Definition"><text:span text:style-name="T285"><text:tab/></text:span></text:span><text:span text:style-name="T261"><draw:control text:anchor-type="as-char" svg:y="-0.4cm" draw:z-index="23" draw:name="Gberuikersnaam 4" draw:style-name="gr2" draw:text-style-name="P100" svg:width="6.4cm" svg:height="0.6cm" draw:control="control22"><svg:title>Gebruikersnaam</svg:title><svg:desc>Korte naam, bijv. jan</svg:desc></draw:control></text:span><text:span text:style-name="T261"><text:tab/> <text:s text:c="2"/></text:span><text:span text:style-name="T283">[</text:span><text:span text:style-name="T284">K</text:span><text:span text:style-name="T282">orte naam</text:span><text:span text:style-name="T286"> </text:span><text:span text:style-name="T287">e</text:span><text:span text:style-name="T288">vt. 2</text:span><text:span text:style-name="T296">e</text:span><text:span text:style-name="T288"> </text:span><text:span text:style-name="T289">gebruiker</text:span><text:span text:style-name="T290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3"/>
      <text:p text:style-name="P43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2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2"/>
      <text:p text:style-name="P22"/>
      <text:list xml:id="list3996737927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104"><draw:control text:anchor-type="as-char" draw:z-index="9" draw:name="Vorm3_0" draw:style-name="gr1" draw:text-style-name="P9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104"><draw:control text:anchor-type="as-char" draw:z-index="13" draw:name="Vorm3_ 2" draw:style-name="gr1" draw:text-style-name="P9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8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19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2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2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1"><text:span text:style-name="T181">D</text:span>e <text:span text:style-name="T325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3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62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7" office:value-type="string">
            <text:p text:style-name="P62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53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3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14" draw:name="Vorm 7" draw:style-name="gr1" draw:text-style-name="P99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2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84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6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3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5"/>
      <text:list xml:id="list82346768400196" text:continue-numbering="true" text:style-name="L1">
        <text:list-item>
          <text:p text:style-name="P97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B1" office:value-type="string">
            <text:p text:style-name="P63"><text:span text:style-name="Strong_20_Emphasis"><text:span text:style-name="T106"><draw:control text:anchor-type="as-char" draw:z-index="4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234">Start de computer op vanaf</text:span><text:span text:style-name="T234"><text:note text:id="ftn5" text:note-class="footnote"><text:note-citation>1</text:note-citation><text:note-body><text:p text:style-name="P89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5"><text:span text:style-name="T297">Vanaf ee</text:span>n <text:span text:style-name="T323">L</text:span>ive <text:span text:style-name="T322">USB</text:span><text:span text:style-name="T300">-stick</text:span><text:span text:style-name="T23"> </text:span>kunt <text:span text:style-name="T297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0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299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298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139"><draw:control text:anchor-type="as-char" draw:z-index="12" draw:name="Vorm 6" draw:style-name="gr1" draw:text-style-name="P99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7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6" office:value-type="string">
            <text:p text:style-name="P16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2"><draw:control text:anchor-type="as-char" draw:z-index="11" draw:name="Vorm 1" draw:style-name="gr1" draw:text-style-name="P99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11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6"><text:span text:style-name="Strong_20_Emphasis"><text:span text:style-name="T108"/></text:span></text:p>
      <text:list xml:id="list82346658003239" text:continue-numbering="true" text:style-name="L1">
        <text:list-item>
          <text:p text:style-name="P93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7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6"><draw:control text:anchor-type="as-char" draw:z-index="5" draw:name="Vorm24" draw:style-name="gr1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2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105"><draw:control text:anchor-type="as-char" draw:z-index="17" draw:name="Vorm13_1" draw:style-name="gr1" draw:text-style-name="P99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45"><draw:control text:anchor-type="as-char" draw:z-index="24" draw:name="Vorm13_ 2" draw:style-name="gr1" draw:text-style-name="P99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39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4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63"><text:span text:style-name="Strong_20_Emphasis"><text:span text:style-name="T106"><draw:control text:anchor-type="as-char" draw:z-index="25" draw:name="Vorm4_ 1" draw:style-name="gr1" draw:text-style-name="P99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87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57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106"><draw:control text:anchor-type="as-char" draw:z-index="7" draw:name="Vorm4_1" draw:style-name="gr1" draw:text-style-name="P99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8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9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5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1" office:value-type="string">
            <text:p text:style-name="P74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2" office:value-type="string">
            <text:p text:style-name="P74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3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4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6"><draw:control text:anchor-type="as-char" draw:z-index="6" draw:name="Vorm37" draw:style-name="gr1" draw:text-style-name="P99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3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6" office:value-type="string">
            <text:p text:style-name="P86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7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7"><text:span text:style-name="Strong_20_Emphasis"><text:span text:style-name="T56"><text:tab/></text:span></text:span></text:p>
      <text:p text:style-name="P48"><text:span text:style-name="Strong_20_Emphasis"><text:span text:style-name="T78"/></text:span></text:p>
      <text:p text:style-name="P49"><text:span text:style-name="Strong_20_Emphasis"><text:span text:style-name="T68"/></text:span></text:p>
      <text:list xml:id="list82346347328570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6"><draw:control text:anchor-type="as-char" draw:z-index="8" draw:name="Vorm40_0" draw:style-name="gr1" draw:text-style-name="P99" svg:width="0.35cm" svg:height="0.35cm" draw:control="control7"/></text:span></text:span></text:p>
          </table:table-cell>
          <table:table-cell table:style-name="Tabel2.A1" office:value-type="string">
            <text:p text:style-name="P70"><text:span text:style-name="Strong_20_Emphasis"><text:span text:style-name="T106"><draw:control text:anchor-type="as-char" draw:z-index="15" draw:name="Vorm40_ 1" draw:style-name="gr1" draw:text-style-name="P99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59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0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105"><draw:control text:anchor-type="as-char" draw:z-index="18" draw:name="Vorm13_ 1" draw:style-name="gr1" draw:text-style-name="P99" svg:width="0.35cm" svg:height="0.35cm" draw:control="control17"/></text:span></text:span></text:p>
          </table:table-cell>
          <table:table-cell table:style-name="Tabel2.D2" office:value-type="string">
            <text:p text:style-name="P24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0" draw:name="Vorm40_2" draw:style-name="gr1" draw:text-style-name="P99" svg:width="0.35cm" svg:height="0.35cm" draw:control="control9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6" draw:name="Vorm40_ 2" draw:style-name="gr1" draw:text-style-name="P99" svg:width="0.35cm" svg:height="0.35cm" draw:control="control15"/></text:span></text:span></text:p>
          </table:table-cell>
          <table:table-cell table:style-name="Tabel2.D5" office:value-type="string">
            <text:p text:style-name="P14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6" office:value-type="string">
            <text:p text:style-name="P21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20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3"><text:span text:style-name="Strong_20_Emphasis"><text:span text:style-name="T93"/></text:span></text:p>
      <text:p text:style-name="P38"/>
      <text:p text:style-name="P27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8"/>
      <text:list xml:id="list2280031908" text:style-name="L2">
        <text:list-header>
          <text:p text:style-name="P98"><text:span text:style-name="Emphasis"><text:span text:style-name="T31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6">Karel Zimmer</text:span></text:span></text:a><text:span text:style-name="Emphasis"><text:span text:style-name="T317">, Creative Commons Zero 1.0 licentie </text:span></text:span><text:span text:style-name="Emphasis"><text:span text:style-name="T31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314"><text:s/></text:span></text:span><text:span text:style-name="Emphasis"><text:span text:style-name="T31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314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4-09T08:23:45.028919591">09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9T08:23:44.910367586</dc:date>
    <meta:keyword>Installatie</meta:keyword>
    <meta:keyword>Checklist</meta:keyword>
    <meta:keyword>Linux</meta:keyword>
    <meta:editing-cycles>6857</meta:editing-cycles>
    <meta:editing-duration>P12DT5H43M7S</meta:editing-duration>
    <dc:creator>Karel Zimmer</dc:creator>
    <meta:printed-by>Karel Zimmer</meta:printed-by>
    <meta:print-date>2024-04-04T17:55:25.033869947</meta:print-date>
    <meta:document-statistic meta:table-count="4" meta:image-count="2" meta:object-count="0" meta:page-count="4" meta:paragraph-count="96" meta:word-count="641" meta:character-count="4470" meta:non-whitespace-character-count="3870"/>
    <meta:user-defined meta:name="Info 1"/>
    <meta:user-defined meta:name="Info 2"/>
    <meta:user-defined meta:name="Info 3"/>
    <meta:user-defined meta:name="Info 4"/>
  </office:meta>
</office:document-meta>
</file>